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1011" table:default-cell-style-name="ce139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101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ll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s" table:style-name="ta1">
        <office:forms form:automatic-focus="false" form:apply-design-mode="false"/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emoryAreas" table:style-name="ta1">
        <office:forms form:automatic-focus="false" form:apply-design-mode="false"/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4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4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4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4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4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4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4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4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office:forms form:automatic-focus="false" form:apply-design-mode="false"/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5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6" table:number-rows-repeated="10">
          <table:table-cell/>
          <table:table-cell table:style-name="ce87"/>
          <table:table-cell table:number-columns-repeated="5"/>
        </table:table-row>
        <table:table-row table:style-name="ro6" table:number-rows-repeated="9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18T17:04:11.914000000</dc:date>
    <meta:editing-duration>P38DT2H4M54S</meta:editing-duration>
    <meta:editing-cycles>202</meta:editing-cycles>
    <meta:generator>LibreOffice/6.4.4.2$Windows_X86_64 LibreOffice_project/3d775be2011f3886db32dfd395a6a6d1ca2630ff</meta:generator>
    <meta:document-statistic meta:table-count="8" meta:cell-count="1829" meta:object-count="5"/>
  </office:meta>
</office:document-meta>
</file>